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92436" svg:stroke-opacity="50%" draw:stroke-linejoin="miter" svg:stroke-linecap="butt" draw:fill="solid" draw:fill-color="#092436" draw:opacity="5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4c2604" svg:stroke-opacity="50%" draw:stroke-linejoin="miter" svg:stroke-linecap="butt" draw:fill="solid" draw:fill-color="#4c2604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d300d" svg:stroke-opacity="50%" draw:stroke-linejoin="miter" svg:stroke-linecap="butt" draw:fill="solid" draw:fill-color="#0d300d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400c0c" svg:stroke-opacity="50%" draw:stroke-linejoin="miter" svg:stroke-linecap="butt" draw:fill="solid" draw:fill-color="#400c0c" draw:opacity="50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2c1f39" svg:stroke-opacity="50%" draw:stroke-linejoin="miter" svg:stroke-linecap="butt" draw:fill="solid" draw:fill-color="#2c1f39" draw:opacity="5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a1a16" svg:stroke-opacity="50%" draw:stroke-linejoin="miter" svg:stroke-linecap="butt" draw:fill="solid" draw:fill-color="#2a1a16" draw:opacity="5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1f77b4"/>
    </style:style>
    <style:style style:name="gr8" style:family="graphic" style:parent-style-name="standard">
      <style:graphic-properties draw:stroke="none" draw:fill="solid" draw:fill-color="#ff7f0e"/>
    </style:style>
    <style:style style:name="gr9" style:family="graphic" style:parent-style-name="standard">
      <style:graphic-properties draw:stroke="none" draw:fill="solid" draw:fill-color="#2ca02c"/>
    </style:style>
    <style:style style:name="gr10" style:family="graphic" style:parent-style-name="standard">
      <style:graphic-properties draw:stroke="none" draw:fill="solid" draw:fill-color="#d62728"/>
    </style:style>
    <style:style style:name="gr11" style:family="graphic" style:parent-style-name="standard">
      <style:graphic-properties draw:stroke="none" draw:fill="solid" draw:fill-color="#9467bd"/>
    </style:style>
    <style:style style:name="gr12" style:family="graphic" style:parent-style-name="standard">
      <style:graphic-properties draw:stroke="none" draw:fill="solid" draw:fill-color="#8c564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0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4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7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755cm" fo:padding-top="0cm" fo:padding-bottom="0cm" fo:padding-left="0cm" fo:padding-right="0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018cm" svg:stroke-color="#1d395c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092436" draw:opacity="50%"/>
    </style:style>
    <style:style style:name="P2" style:family="paragraph">
      <loext:graphic-properties draw:fill="solid" draw:fill-color="#4c2604" draw:opacity="50%"/>
    </style:style>
    <style:style style:name="P3" style:family="paragraph">
      <loext:graphic-properties draw:fill="solid" draw:fill-color="#0d300d" draw:opacity="50%"/>
    </style:style>
    <style:style style:name="P4" style:family="paragraph">
      <loext:graphic-properties draw:fill="solid" draw:fill-color="#400c0c" draw:opacity="50%"/>
    </style:style>
    <style:style style:name="P5" style:family="paragraph">
      <loext:graphic-properties draw:fill="solid" draw:fill-color="#2c1f39" draw:opacity="50%"/>
    </style:style>
    <style:style style:name="P6" style:family="paragraph">
      <loext:graphic-properties draw:fill="solid" draw:fill-color="#2a1a16" draw:opacity="50%"/>
    </style:style>
    <style:style style:name="P7" style:family="paragraph">
      <loext:graphic-properties draw:fill="solid" draw:fill-color="#1f77b4"/>
    </style:style>
    <style:style style:name="P8" style:family="paragraph">
      <loext:graphic-properties draw:fill="solid" draw:fill-color="#ff7f0e"/>
    </style:style>
    <style:style style:name="P9" style:family="paragraph">
      <loext:graphic-properties draw:fill="solid" draw:fill-color="#2ca02c"/>
    </style:style>
    <style:style style:name="P10" style:family="paragraph">
      <loext:graphic-properties draw:fill="solid" draw:fill-color="#d62728"/>
    </style:style>
    <style:style style:name="P11" style:family="paragraph">
      <loext:graphic-properties draw:fill="solid" draw:fill-color="#9467bd"/>
    </style:style>
    <style:style style:name="P12" style:family="paragraph">
      <loext:graphic-properties draw:fill="solid" draw:fill-color="#8c564b"/>
    </style:style>
    <style:style style:name="P13" style:family="paragraph">
      <style:paragraph-properties fo:text-align="start" style:writing-mode="lr-tb"/>
      <style:text-properties style:font-name="Liberation Serif" fo:font-size="8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Liberation Serif" fo:font-size="8pt" fo:text-shadow="1pt 1pt" fo:font-weight="bold"/>
    </style:style>
    <style:style style:name="P17" style:family="paragraph">
      <loext:graphic-properties draw:fill="none" draw:fill-color="#ffffff"/>
      <style:text-properties style:font-name="Liberation Serif" fo:font-size="8pt" fo:text-shadow="1pt 1pt" fo:font-weight="bold"/>
    </style:style>
    <style:style style:name="T1" style:family="text">
      <style:text-properties fo:color="#000000" style:font-name="Liberation Serif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165cm" svg:height="1.468cm" svg:x="5.48cm" svg:y="0.504cm" svg:viewBox="0 0 1166 1469" svg:d="M1166 0c-179 0-355 41-516 120-161 80-301 195-410 337-108 142-183 307-218 483-35 175-29 356 18 529l1126-303z">
          <text:p/>
        </draw:path>
        <draw:path draw:style-name="gr2" draw:text-style-name="P2" draw:layer="layout" svg:width="2.273cm" svg:height="1.165cm" svg:x="5.52cm" svg:y="1.67cm" svg:viewBox="0 0 2274 1166" svg:d="M0 304c69 255 223 480 437 637 214 156 475 236 739 224 265-11 518-113 718-287 199-175 333-412 380-673l-1148-205z">
          <text:p/>
        </draw:path>
        <draw:path draw:style-name="gr3" draw:text-style-name="P3" draw:layer="layout" svg:width="1.165cm" svg:height="0.661cm" svg:x="6.646cm" svg:y="1.213cm" svg:viewBox="0 0 1166 662" svg:d="M1148 662c20-111 23-225 11-337-13-112-42-222-86-325l-1073 457z">
          <text:p/>
        </draw:path>
        <draw:path draw:style-name="gr4" draw:text-style-name="P4" draw:layer="layout" svg:width="1.072cm" svg:height="1.075cm" svg:x="6.646cm" svg:y="0.595cm" svg:viewBox="0 0 1073 1076" svg:d="M1073 619c-59-139-145-265-251-371-107-106-233-190-372-248l-450 1076z">
          <text:p/>
        </draw:path>
        <draw:path draw:style-name="gr5" draw:text-style-name="P5" draw:layer="layout" svg:width="0.449cm" svg:height="1.165cm" svg:x="6.646cm" svg:y="0.504cm" svg:viewBox="0 0 450 1166" svg:d="M450 91c-70-30-142-52-215-67-74-15-149-23-224-24l-11 1166z">
          <text:p/>
        </draw:path>
        <draw:path draw:style-name="gr6" draw:text-style-name="P6" draw:layer="layout" svg:width="0.011cm" svg:height="1.165cm" svg:x="6.646cm" svg:y="0.504cm" svg:viewBox="0 0 12 1166" svg:d="M12 0c-2 0-4 0-6 0s-4 0-6 0v1166z">
          <text:p/>
        </draw:path>
        <draw:path draw:style-name="gr7" draw:text-style-name="P7" draw:layer="layout" svg:width="1.165cm" svg:height="1.468cm" svg:x="5.503cm" svg:y="0.481cm" svg:viewBox="0 0 1166 1469" svg:d="M1166 0c-179 0-355 41-516 120-161 80-301 195-410 337-108 142-183 307-218 483-35 175-29 356 18 529l1126-303z">
          <text:p/>
        </draw:path>
        <draw:path draw:style-name="gr8" draw:text-style-name="P8" draw:layer="layout" svg:width="2.273cm" svg:height="1.165cm" svg:x="5.543cm" svg:y="1.647cm" svg:viewBox="0 0 2274 1166" svg:d="M0 304c69 255 223 480 437 637 214 156 475 236 739 224 265-11 518-113 718-287 199-175 333-412 380-673l-1148-205z">
          <text:p/>
        </draw:path>
        <draw:path draw:style-name="gr9" draw:text-style-name="P9" draw:layer="layout" svg:width="1.165cm" svg:height="0.661cm" svg:x="6.669cm" svg:y="1.19cm" svg:viewBox="0 0 1166 662" svg:d="M1148 662c20-111 23-225 11-337-13-112-42-222-86-325l-1073 457z">
          <text:p/>
        </draw:path>
        <draw:path draw:style-name="gr10" draw:text-style-name="P10" draw:layer="layout" svg:width="1.072cm" svg:height="1.075cm" svg:x="6.669cm" svg:y="0.571cm" svg:viewBox="0 0 1073 1076" svg:d="M1073 619c-59-139-145-265-251-371-107-106-233-190-372-248l-450 1076z">
          <text:p/>
        </draw:path>
        <draw:path draw:style-name="gr11" draw:text-style-name="P11" draw:layer="layout" svg:width="0.449cm" svg:height="1.165cm" svg:x="6.669cm" svg:y="0.481cm" svg:viewBox="0 0 450 1166" svg:d="M450 91c-70-30-142-52-215-67-74-15-149-23-224-24l-11 1166z">
          <text:p/>
        </draw:path>
        <draw:path draw:style-name="gr12" draw:text-style-name="P12" draw:layer="layout" svg:width="0.011cm" svg:height="1.165cm" svg:x="6.669cm" svg:y="0.481cm" svg:viewBox="0 0 12 1166" svg:d="M12 0c-3 0-5 0-7 0-1 0-3 0-5 0v1166z">
          <text:p/>
        </draw:path>
        <draw:path draw:style-name="gr1" draw:text-style-name="P1" draw:layer="layout" svg:width="1.161cm" svg:height="1.162cm" svg:x="1.033cm" svg:y="0.507cm" svg:viewBox="0 0 1162 1163" svg:d="M1162 0c-300 0-588 116-805 324-216 207-344 491-357 790l1162 49z">
          <text:p/>
        </draw:path>
        <draw:path draw:style-name="gr2" draw:text-style-name="P2" draw:layer="layout" svg:width="1.857cm" svg:height="1.211cm" svg:x="1.032cm" svg:y="1.621cm" svg:viewBox="0 0 1858 1212" svg:d="M1 0c-9 220 44 438 153 628 110 191 271 347 465 449 194 103 414 149 633 132s429-95 606-226l-695-934z">
          <text:p/>
        </draw:path>
        <draw:path draw:style-name="gr3" draw:text-style-name="P3" draw:layer="layout" svg:width="1.085cm" svg:height="0.932cm" svg:x="2.195cm" svg:y="1.671cm" svg:viewBox="0 0 1086 933" svg:d="M695 933c87-65 165-142 232-229 66-87 119-183 159-286l-1086-418z">
          <text:p/>
        </draw:path>
        <draw:path draw:style-name="gr4" draw:text-style-name="P4" draw:layer="layout" svg:width="1.162cm" svg:height="1.484cm" svg:x="2.195cm" svg:y="0.604cm" svg:viewBox="0 0 1163 1485" svg:d="M1086 1485c107-279 103-590-13-867-115-277-334-498-609-618l-464 1067z">
          <text:p/>
        </draw:path>
        <draw:path draw:style-name="gr5" draw:text-style-name="P5" draw:layer="layout" svg:width="0.463cm" svg:height="1.162cm" svg:x="2.195cm" svg:y="0.507cm" svg:viewBox="0 0 464 1163" svg:d="M464 97c-71-31-146-55-222-72-77-16-155-24-233-25l-9 1163z">
          <text:p/>
        </draw:path>
        <draw:path draw:style-name="gr6" draw:text-style-name="P6" draw:layer="layout" svg:width="0.009cm" svg:height="1.162cm" svg:x="2.195cm" svg:y="0.507cm" svg:viewBox="0 0 10 1163" svg:d="M10 0c-2 0-3 0-5 0-1 0-3 0-5 0v1163z">
          <text:p/>
        </draw:path>
        <draw:path draw:style-name="gr7" draw:text-style-name="P7" draw:layer="layout" svg:width="1.161cm" svg:height="1.162cm" svg:x="1.056cm" svg:y="0.484cm" svg:viewBox="0 0 1162 1163" svg:d="M1162 0c-300 0-588 116-805 324-216 207-344 491-357 790l1162 49z">
          <text:p/>
        </draw:path>
        <draw:path draw:style-name="gr8" draw:text-style-name="P8" draw:layer="layout" svg:width="1.857cm" svg:height="1.211cm" svg:x="1.055cm" svg:y="1.598cm" svg:viewBox="0 0 1858 1212" svg:d="M1 0c-9 220 44 438 153 628 110 191 271 347 465 449 194 103 414 149 633 132s429-95 606-226l-695-934z">
          <text:p/>
        </draw:path>
        <draw:path draw:style-name="gr9" draw:text-style-name="P9" draw:layer="layout" svg:width="1.085cm" svg:height="0.932cm" svg:x="2.218cm" svg:y="1.647cm" svg:viewBox="0 0 1086 933" svg:d="M694 933c88-65 166-142 233-229 66-87 119-183 159-285l-1086-419z">
          <text:p/>
        </draw:path>
        <draw:path draw:style-name="gr10" draw:text-style-name="P10" draw:layer="layout" svg:width="1.162cm" svg:height="1.485cm" svg:x="2.218cm" svg:y="0.581cm" svg:viewBox="0 0 1163 1486" svg:d="M1086 1486c107-280 103-591-13-868-115-277-334-498-609-618l-464 1067z">
          <text:p/>
        </draw:path>
        <draw:path draw:style-name="gr11" draw:text-style-name="P11" draw:layer="layout" svg:width="0.463cm" svg:height="1.162cm" svg:x="2.218cm" svg:y="0.484cm" svg:viewBox="0 0 464 1163" svg:d="M464 97c-71-31-146-55-222-72-77-16-155-24-233-25l-9 1163z">
          <text:p/>
        </draw:path>
        <draw:path draw:style-name="gr12" draw:text-style-name="P12" draw:layer="layout" svg:width="0.009cm" svg:height="1.162cm" svg:x="2.218cm" svg:y="0.484cm" svg:viewBox="0 0 10 1163" svg:d="M10 0c-2 0-3 0-5 0s-3 0-5 0v1163z">
          <text:p/>
        </draw:path>
        <draw:frame draw:style-name="gr13" draw:text-style-name="P14" draw:layer="layout" svg:width="1.16cm" svg:height="0.627cm" svg:x="0.34cm" svg:y="0.467cm">
          <draw:text-box>
            <text:p text:style-name="P13"><text:span text:style-name="T1">C</text:span><text:span text:style-name="T1">l</text:span><text:span text:style-name="T1">o</text:span><text:span text:style-name="T1">c</text:span><text:span text:style-name="T1">k</text:span><text:span text:style-name="T1">s</text:span></text:p>
            <text:p text:style-name="P13"><text:span text:style-name="T1">2</text:span><text:span text:style-name="T1">4</text:span><text:span text:style-name="T1">.</text:span><text:span text:style-name="T1">3</text:span><text:span text:style-name="T1">%</text:span></text:p>
          </draw:text-box>
        </draw:frame>
        <draw:frame draw:style-name="gr14" draw:text-style-name="P14" draw:layer="layout" svg:width="1.069cm" svg:height="0.627cm" svg:x="0.44cm" svg:y="2.28cm">
          <draw:text-box>
            <text:p text:style-name="P13"><text:span text:style-name="T1">L</text:span><text:span text:style-name="T1">o</text:span><text:span text:style-name="T1">g</text:span><text:span text:style-name="T1">i</text:span><text:span text:style-name="T1">c</text:span></text:p>
            <text:p text:style-name="P13"><text:span text:style-name="T1">3</text:span><text:span text:style-name="T1">5</text:span><text:span text:style-name="T1">.</text:span><text:span text:style-name="T1">9</text:span><text:span text:style-name="T1">%</text:span></text:p>
          </draw:text-box>
        </draw:frame>
        <draw:frame draw:style-name="gr15" draw:text-style-name="P14" draw:layer="layout" svg:width="0.599cm" svg:height="0.627cm" svg:x="3.169cm" svg:y="2.421cm">
          <draw:text-box>
            <text:p text:style-name="P13"><text:span text:style-name="T1">DS</text:span><text:span text:style-name="T1">P</text:span></text:p>
            <text:p text:style-name="P13"><text:span text:style-name="T1">9.0</text:span><text:span text:style-name="T1">%</text:span></text:p>
          </draw:text-box>
        </draw:frame>
        <draw:frame draw:style-name="gr16" draw:text-style-name="P14" draw:layer="layout" svg:width="0.972cm" svg:height="0.635cm" svg:x="3.492cm" svg:y="1.27cm">
          <draw:text-box>
            <text:p text:style-name="P13"><text:span text:style-name="T1">Data</text:span></text:p>
            <text:p text:style-name="P13"><text:span text:style-name="T1">24.3%</text:span></text:p>
          </draw:text-box>
        </draw:frame>
        <draw:frame draw:style-name="gr17" draw:text-style-name="P14" draw:layer="layout" svg:width="0.84cm" svg:height="0.627cm" svg:x="3.221cm" svg:y="0.248cm">
          <draw:text-box>
            <text:p text:style-name="P13"><text:span text:style-name="T1">BRAM</text:span></text:p>
            <text:p text:style-name="P13"><text:span text:style-name="T1">6.4%</text:span></text:p>
          </draw:text-box>
        </draw:frame>
        <draw:frame draw:style-name="gr18" draw:text-style-name="P14" draw:layer="layout" svg:width="1.048cm" svg:height="0.314cm" svg:x="1.8cm" svg:y="0.067cm">
          <draw:text-box>
            <text:p text:style-name="P13"><text:span text:style-name="T1">I/O </text:span><text:span text:style-name="T1">0.1%</text:span></text:p>
          </draw:text-box>
        </draw:frame>
        <draw:line draw:style-name="gr19" draw:text-style-name="P15" draw:layer="layout" svg:x1="-0.254cm" svg:y1="1.647cm" svg:x2="10.033cm" svg:y2="1.647cm">
          <text:p/>
        </draw:line>
        <draw:line draw:style-name="gr19" draw:text-style-name="P15" draw:layer="layout" svg:x1="4.455cm" svg:y1="-1.651cm" svg:x2="4.455cm" svg:y2="4.952cm">
          <text:p/>
        </draw:line>
        <draw:line draw:style-name="gr19" draw:text-style-name="P15" draw:layer="layout" svg:x1="2.217cm" svg:y1="-1.651cm" svg:x2="2.217cm" svg:y2="4.952cm">
          <text:p/>
        </draw:line>
        <draw:line draw:style-name="gr19" draw:text-style-name="P15" draw:layer="layout" svg:x1="6.668cm" svg:y1="-1.651cm" svg:x2="6.668cm" svg:y2="4.952cm">
          <text:p/>
        </draw:line>
        <draw:frame draw:style-name="gr13" draw:text-style-name="P14" draw:layer="layout" svg:width="1.16cm" svg:height="0.627cm" svg:x="4.792cm" svg:y="0.467cm">
          <draw:text-box>
            <text:p text:style-name="P13"><text:span text:style-name="T1">Clocks</text:span></text:p>
            <text:p text:style-name="P13"><text:span text:style-name="T2">29.2%</text:span></text:p>
          </draw:text-box>
        </draw:frame>
        <draw:frame draw:style-name="gr14" draw:text-style-name="P14" draw:layer="layout" svg:width="1.069cm" svg:height="0.627cm" svg:x="4.892cm" svg:y="2.28cm">
          <draw:text-box>
            <text:p text:style-name="P13"><text:span text:style-name="T1">L</text:span><text:span text:style-name="T1">o</text:span><text:span text:style-name="T1">g</text:span><text:span text:style-name="T1">i</text:span><text:span text:style-name="T1">c</text:span></text:p>
            <text:p text:style-name="P13"><text:span text:style-name="T1">4</text:span><text:span text:style-name="T1">3</text:span><text:span text:style-name="T1">.</text:span><text:span text:style-name="T1">0</text:span><text:span text:style-name="T1">%</text:span></text:p>
          </draw:text-box>
        </draw:frame>
        <draw:frame draw:style-name="gr15" draw:text-style-name="P14" draw:layer="layout" svg:width="0.599cm" svg:height="0.627cm" svg:x="8.121cm" svg:y="2.021cm">
          <draw:text-box>
            <text:p text:style-name="P13"><text:span text:style-name="T1">DSP</text:span></text:p>
            <text:p text:style-name="P13"><text:span text:style-name="T1">9.2%</text:span></text:p>
          </draw:text-box>
        </draw:frame>
        <draw:frame draw:style-name="gr16" draw:text-style-name="P14" draw:layer="layout" svg:width="0.972cm" svg:height="0.635cm" svg:x="8.144cm" svg:y="0.77cm">
          <draw:text-box>
            <text:p text:style-name="P13"><text:span text:style-name="T1">Data</text:span></text:p>
            <text:p text:style-name="P13"><text:span text:style-name="T1">12.3%</text:span></text:p>
          </draw:text-box>
        </draw:frame>
        <draw:frame draw:style-name="gr17" draw:text-style-name="P14" draw:layer="layout" svg:width="0.84cm" svg:height="0.627cm" svg:x="7.673cm" svg:y="0.048cm">
          <draw:text-box>
            <text:p text:style-name="P13"><text:span text:style-name="T1">BRA</text:span><text:span text:style-name="T1">M</text:span></text:p>
            <text:p text:style-name="P13"><text:span text:style-name="T1">6.1%</text:span></text:p>
          </draw:text-box>
        </draw:frame>
        <draw:frame draw:style-name="gr18" draw:text-style-name="P14" draw:layer="layout" svg:width="1.048cm" svg:height="0.314cm" svg:x="6.252cm" svg:y="0.067cm">
          <draw:text-box>
            <text:p text:style-name="P13"><text:span text:style-name="T1">I/O </text:span><text:span text:style-name="T1">0.1%</text:span></text:p>
          </draw:text-box>
        </draw:frame>
        <draw:frame draw:style-name="gr20" draw:text-style-name="P17" draw:layer="layout" svg:width="0.239cm" svg:height="0.314cm" svg:x="0.033cm" svg:y="0.038cm">
          <draw:text-box>
            <text:p text:style-name="P16">a)</text:p>
          </draw:text-box>
        </draw:frame>
        <draw:frame draw:style-name="gr20" draw:text-style-name="P17" draw:layer="layout" svg:width="0.252cm" svg:height="0.314cm" svg:x="4.5cm" svg:y="0.044cm">
          <draw:text-box>
            <text:p text:style-name="P16">b)</text:p>
          </draw:text-box>
        </draw:frame>
        <draw:polyline draw:style-name="gr21" draw:text-style-name="P15" draw:layer="layout" svg:width="0.761cm" svg:height="0.253cm" draw:transform="rotate (-3.14159265358979) translate (3.175cm 0.762cm)" svg:viewBox="0 0 762 254" draw:points="0,254 508,254 762,0">
          <text:p/>
        </draw:polyline>
        <draw:polyline draw:style-name="gr21" draw:text-style-name="P15" draw:layer="layout" svg:width="0.761cm" svg:height="0.253cm" draw:transform="rotate (-3.14159265358979) translate (7.621cm 0.762cm)" svg:viewBox="0 0 762 254" draw:points="0,254 508,254 762,0">
          <text:p/>
        </draw:polyline>
        <draw:polyline draw:style-name="gr21" draw:text-style-name="P15" draw:layer="layout" svg:width="0.628cm" svg:height="0.448cm" draw:transform="rotate (0.785398163397448) translate (7.239cm 1.143cm)" svg:viewBox="0 0 629 449" draw:points="0,0 180,0 629,449">
          <text:p/>
        </draw:polyline>
        <draw:polyline draw:style-name="gr21" draw:text-style-name="P15" draw:layer="layout" svg:width="0.888cm" svg:height="0.507cm" svg:x="7.493cm" svg:y="1.524cm" svg:viewBox="0 0 889 508" draw:points="0,0 508,0 889,508">
          <text:p/>
        </draw:polyline>
        <draw:line draw:style-name="gr19" draw:text-style-name="P15" draw:layer="layout" svg:x1="1.524cm" svg:y1="0.481cm" svg:x2="2.921cm" svg:y2="0.481cm">
          <text:p/>
        </draw:line>
        <draw:line draw:style-name="gr19" draw:text-style-name="P15" draw:layer="layout" svg:x1="5.925cm" svg:y1="0.481cm" svg:x2="7.322cm" svg:y2="0.4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31T02:30:45.053134409</dc:date>
    <meta:editing-duration>P1DT1H9M54S</meta:editing-duration>
    <meta:editing-cycles>41</meta:editing-cycles>
    <meta:generator>LibreOffice/6.0.7.3$Linux_X86_64 LibreOffice_project/00m0$Build-3</meta:generator>
    <meta:document-statistic meta:object-count="48"/>
  </office:meta>
</office:document-meta>
</file>